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Regular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Default_20_Drawing_20_Style">
      <style:paragraph-properties>
        <style:tab-stops>
          <style:tab-stop style:position="4.3752in"/>
          <style:tab-stop style:position="4.4409in"/>
        </style:tab-stops>
      </style:paragraph-properties>
      <style:text-properties officeooo:paragraph-rsid="0026f914"/>
    </style:style>
    <style:style style:name="P2" style:family="paragraph" style:parent-style-name="Standard">
      <style:paragraph-properties>
        <style:tab-stops>
          <style:tab-stop style:position="4.3752in"/>
          <style:tab-stop style:position="4.4409in"/>
        </style:tab-stops>
      </style:paragraph-properties>
      <style:text-properties officeooo:paragraph-rsid="0026f914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officeooo:rsid="00179137" officeooo:paragraph-rsid="00179137"/>
    </style:style>
    <style:style style:name="P5" style:family="paragraph" style:parent-style-name="Standard">
      <style:paragraph-properties style:writing-mode="lr-tb"/>
      <style:text-properties officeooo:rsid="001ec051" officeooo:paragraph-rsid="001ec051"/>
    </style:style>
    <style:style style:name="P6" style:family="paragraph" style:parent-style-name="Standard">
      <style:paragraph-properties style:writing-mode="lr-tb">
        <style:tab-stops>
          <style:tab-stop style:position="3.5602in"/>
          <style:tab-stop style:position="7.7465in" style:type="right"/>
        </style:tab-stops>
      </style:paragraph-properties>
      <style:text-properties officeooo:rsid="001ec051" officeooo:paragraph-rsid="001ec051"/>
    </style:style>
    <style:style style:name="P7" style:family="paragraph" style:parent-style-name="Standard">
      <style:paragraph-properties style:writing-mode="lr-tb">
        <style:tab-stops>
          <style:tab-stop style:position="6.9252in" style:type="right"/>
        </style:tab-stops>
      </style:paragraph-properties>
    </style:style>
    <style:style style:name="P8" style:family="paragraph" style:parent-style-name="Standard">
      <style:paragraph-properties style:writing-mode="lr-tb">
        <style:tab-stops/>
      </style:paragraph-properties>
      <style:text-properties officeooo:rsid="0020a30c" officeooo:paragraph-rsid="0020a30c"/>
    </style:style>
    <style:style style:name="P9" style:family="paragraph" style:parent-style-name="Standard">
      <style:paragraph-properties style:writing-mode="lr-tb">
        <style:tab-stops/>
      </style:paragraph-properties>
      <style:text-properties officeooo:rsid="0020a30c" officeooo:paragraph-rsid="00256dfa"/>
    </style:style>
    <style:style style:name="P10" style:family="paragraph" style:parent-style-name="Standard">
      <style:paragraph-properties style:writing-mode="lr-tb">
        <style:tab-stops>
          <style:tab-stop style:position="3.5602in"/>
          <style:tab-stop style:position="7.7465in" style:type="right"/>
        </style:tab-stops>
      </style:paragraph-properties>
      <style:text-properties officeooo:rsid="0020a30c" officeooo:paragraph-rsid="0020a30c"/>
    </style:style>
    <style:style style:name="P11" style:family="paragraph" style:parent-style-name="Standard">
      <style:text-properties officeooo:paragraph-rsid="001ec051"/>
    </style:style>
    <style:style style:name="P12" style:family="paragraph" style:parent-style-name="Standard">
      <style:paragraph-properties>
        <style:tab-stops>
          <style:tab-stop style:position="4.3091in"/>
        </style:tab-stops>
      </style:paragraph-properties>
      <style:text-properties fo:font-size="11pt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4.3752in"/>
          <style:tab-stop style:position="4.4409in"/>
        </style:tab-stops>
      </style:paragraph-properties>
      <style:text-properties fo:font-size="11pt" officeooo:paragraph-rsid="0026f914" style:font-size-asian="11pt" style:font-size-complex="11pt"/>
    </style:style>
    <style:style style:name="P14" style:family="paragraph" style:parent-style-name="Standard">
      <style:text-properties officeooo:rsid="0026f914" officeooo:paragraph-rsid="0026f914"/>
    </style:style>
    <style:style style:name="P15" style:family="paragraph" style:parent-style-name="Standard">
      <style:paragraph-properties>
        <style:tab-stops>
          <style:tab-stop style:position="2.8598in" style:type="right"/>
        </style:tab-stops>
      </style:paragraph-properties>
      <style:text-properties officeooo:rsid="0028ab2c" officeooo:paragraph-rsid="0028ab2c"/>
    </style:style>
    <style:style style:name="P16" style:family="paragraph" style:parent-style-name="Standard">
      <style:paragraph-properties>
        <style:tab-stops>
          <style:tab-stop style:position="2.8598in" style:type="right"/>
          <style:tab-stop style:position="3.5602in"/>
        </style:tab-stops>
      </style:paragraph-properties>
      <style:text-properties officeooo:paragraph-rsid="0028ab2c"/>
    </style:style>
    <style:style style:name="P17" style:family="paragraph" style:parent-style-name="Default_20_Drawing_20_Style">
      <style:paragraph-properties fo:text-align="center" style:justify-single-word="fals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start"/>
      <style:text-properties style:text-line-through-style="none" style:text-line-through-type="none" style:font-name="Arial" fo:font-style="normal" style:text-underline-style="none"/>
    </style:style>
    <style:style style:name="P19" style:family="paragraph">
      <style:paragraph-properties fo:text-align="star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179137"/>
    </style:style>
    <style:style style:name="T3" style:family="text">
      <style:text-properties fo:font-variant="small-caps"/>
    </style:style>
    <style:style style:name="T4" style:family="text">
      <style:text-properties fo:font-variant="small-caps" officeooo:rsid="00179137"/>
    </style:style>
    <style:style style:name="T5" style:family="text">
      <style:text-properties fo:font-variant="normal" fo:text-transform="none"/>
    </style:style>
    <style:style style:name="T6" style:family="text">
      <style:text-properties fo:font-variant="normal" fo:text-transform="none" officeooo:rsid="001ec051"/>
    </style:style>
    <style:style style:name="T7" style:family="text">
      <style:text-properties officeooo:rsid="00256dfa"/>
    </style:style>
    <style:style style:name="T8" style:family="text">
      <style:text-properties fo:font-size="12pt" officeooo:rsid="0026f914" style:font-size-asian="12pt" style:font-size-complex="12pt"/>
    </style:style>
    <style:style style:name="T9" style:family="text">
      <style:text-properties officeooo:rsid="0028ab2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28ab2c"/>
    </style:style>
    <style:style style:name="T12" style:family="text">
      <style:text-properties fo:font-size="10.5pt" fo:font-style="italic" style:font-size-asian="10.5pt" style:font-style-asian="italic" style:font-size-complex="10.5pt" style:font-style-complex="italic"/>
    </style:style>
    <style:style style:name="T13" style:family="text">
      <style:text-properties officeooo:rsid="00352040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 Box 1" form:control-implementation="ooo:com.sun.star.form.component.CheckBox" xml:id="control1" form:id="control1" form:label="2.30 Zbornik strokovnih ali nerecenziranih znanstvenih prispevkov na konferenci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" form:id="control2" form:label="2.31 Zbornik recenziranih znanstvenih prispevkov na mednarodni ali tuji konferenci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" form:id="control3" form:label="2.32 Zbornik recenziranih znanstvenih prispevkov na domači konferenci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yp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ourc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keywordssl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keywordsen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publishyes" form:control-implementation="ooo:com.sun.star.form.component.CheckBox" xml:id="control10" form:id="control10" form:label="DA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ublishno" form:control-implementation="ooo:com.sun.star.form.component.CheckBox" xml:id="control11" form:id="control11" form:label="N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2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finalyes" form:control-implementation="ooo:com.sun.star.form.component.CheckBox" xml:id="control13" form:id="control13" form:label="DA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inalno" form:control-implementation="ooo:com.sun.star.form.component.CheckBox" xml:id="control14" form:id="control14" form:label="NE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ri" form:control-implementation="ooo:com.sun.star.form.component.CheckBox" xml:id="control15" form:id="control15" form:label="FRI 3 - 12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drugo" form:control-implementation="ooo:com.sun.star.form.component.CheckBox" xml:id="control16" form:id="control16" form:label="Drugo: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kkt" form:control-implementation="ooo:com.sun.star.form.component.CheckBox" xml:id="control17" form:id="control17" form:label="FKKT 3 - 1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orgnumb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bmitter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2">Knjižnica FKKT in FRI</text:span><text:tab/><text:span text:style-name="T8">Šifra raziskovalne organizacije:</text:span></text:p>
      <text:p text:style-name="P13"><text:span text:style-name="T12">Večna pot 113, Ljubljana</text:span><text:tab/><draw:control text:anchor-type="as-char" svg:y="-0.1638in" draw:z-index="16" draw:name="Shape5" draw:style-name="gr3" draw:text-style-name="P19" svg:width="1.7043in" svg:height="0.2087in" draw:control="control17"/></text:p>
      <text:p text:style-name="P2"><text:span text:style-name="T12">Tel. 01 / 4798005, 4798006</text:span><text:tab/><draw:control text:anchor-type="as-char" draw:z-index="14" draw:name="Shape5_0" draw:style-name="gr4" draw:text-style-name="P19" svg:width="1.7043in" svg:height="0.2087in" draw:control="control15"/></text:p>
      <text:p text:style-name="P1"><text:tab/><draw:control text:anchor-type="as-char" draw:z-index="15" draw:name="Shape5_1" draw:style-name="gr4" draw:text-style-name="P19" svg:width="0.735in" svg:height="0.2087in" draw:control="control16"/><draw:control text:anchor-type="as-char" draw:z-index="17" draw:name="Shape6" draw:style-name="gr2" draw:text-style-name="P18" svg:width="1.1177in" svg:height="0.2177in" draw:control="control18"/></text:p>
      <text:p text:style-name="P14">Predlagatelj dokumenta (avtor oz. soavtor):</text:p>
      <text:p text:style-name="P14"><draw:control text:anchor-type="paragraph" draw:z-index="18" draw:name="Shape1_5" draw:style-name="gr1" draw:text-style-name="P18" svg:width="3.4433in" svg:height="0.2843in" svg:x="0in" svg:y="0in" draw:control="control19"/></text:p>
      <text:p text:style-name="Standard"/>
      <text:p text:style-name="P17">SPREMNI LIST O DOKUMENTU / DELU ZA VODENJE BIBLIOGRAFIJ<text:line-break/>RAZISKOVALCEV V SISTEMU COBISS</text:p>
      <text:p text:style-name="P3"/>
      <text:p text:style-name="P7"><text:span text:style-name="T4">Tipologija</text:span><text:span text:style-name="T2"> dokumenta / dela:<text:tab/></text:span><text:span text:style-name="T1">(definicije tipologij na: </text:span><text:a xlink:type="simple" xlink:href="https://home.izum.si/COBISS/bibliografije/Tipologija_slv.pdf" text:style-name="Internet_20_link" text:visited-style-name="Visited_20_Internet_20_Link"><text:span text:style-name="T1">https://home.izum.si/COBISS/bibliografije/Tipologija_slv.pdf</text:span></text:a><text:span text:style-name="T1">)</text:span></text:p>
      <text:p text:style-name="P3"><draw:control text:anchor-type="paragraph" draw:z-index="3" draw:name="Shape1" draw:style-name="gr1" draw:text-style-name="P18" svg:width="6.9039in" svg:height="0.2843in" svg:x="0in" svg:y="0in" draw:control="control4"/></text:p>
      <text:p text:style-name="P3"/>
      <text:p text:style-name="P11">Za prispevke, ki so bili objavljeni v <text:span text:style-name="T3">zborniku</text:span><text:span text:style-name="T6">: </text:span><text:span text:style-name="T5">(tipologija 1.06, 1.08)</text:span></text:p>
      <text:p text:style-name="P4"><draw:control text:anchor-type="paragraph" draw:z-index="0" draw:name="Shape2" draw:style-name="gr6" draw:text-style-name="P19" svg:width="5.7449in" svg:height="0.2087in" svg:x="0.1311in" svg:y="0.0272in" draw:control="control1"/></text:p>
      <text:p text:style-name="P4"><draw:control text:anchor-type="paragraph" draw:z-index="2" draw:name="Shape2_1" draw:style-name="gr6" draw:text-style-name="P19" svg:width="5.7449in" svg:height="0.2087in" svg:x="0.1299in" svg:y="0.2in" draw:control="control3"/><draw:control text:anchor-type="paragraph" draw:z-index="1" draw:name="Shape2_0" draw:style-name="gr6" draw:text-style-name="P19" svg:width="5.7449in" svg:height="0.2087in" svg:x="0.1299in" svg:y="0in" draw:control="control2"/></text:p>
      <text:p text:style-name="P4"/>
      <text:p text:style-name="P5"><text:span text:style-name="T3">Priimek / ime</text:span> avtorja in soavtorjev:</text:p>
      <text:p text:style-name="P5"><draw:control text:anchor-type="paragraph" draw:z-index="4" draw:name="Shape1_0" draw:style-name="gr1" draw:text-style-name="P18" svg:width="6.9039in" svg:height="0.2843in" svg:x="0in" svg:y="0in" draw:control="control5"/></text:p>
      <text:p text:style-name="P5"/>
      <text:p text:style-name="P5"><text:span text:style-name="T3">Naslov</text:span> dokumenta / dela:</text:p>
      <text:p text:style-name="P5"><draw:control text:anchor-type="paragraph" draw:z-index="5" draw:name="Shape1_1" draw:style-name="gr1" draw:text-style-name="P18" svg:width="6.9039in" svg:height="0.2843in" svg:x="0in" svg:y="0in" draw:control="control6"/></text:p>
      <text:p text:style-name="P5"/>
      <text:p text:style-name="P5"><text:span text:style-name="T3">Vir</text:span>:</text:p>
      <text:p text:style-name="P5"><draw:control text:anchor-type="paragraph" draw:z-index="6" draw:name="Shape1_2" draw:style-name="gr1" draw:text-style-name="P18" svg:width="6.9039in" svg:height="0.2843in" svg:x="0in" svg:y="0in" draw:control="control7"/></text:p>
      <text:p text:style-name="P5"/>
      <text:p text:style-name="P6"><text:span text:style-name="T3">Ključne besede</text:span> v slovenskem jeziku:<text:tab/><text:span text:style-name="T3">Ključne besede</text:span> v angleškem jeziku:</text:p>
      <text:p text:style-name="P6"><draw:control text:anchor-type="paragraph" draw:z-index="7" draw:name="Shape1_3" draw:style-name="gr1" draw:text-style-name="P18" svg:width="3.0004in" svg:height="0.7504in" svg:x="0in" svg:y="0in" draw:control="control8"/><draw:control text:anchor-type="paragraph" draw:z-index="8" draw:name="Shape1_4" draw:style-name="gr1" draw:text-style-name="P18" svg:width="3.0004in" svg:height="0.7504in" svg:x="3.55in" svg:y="0in" draw:control="control9"/><text:tab/></text:p>
      <text:p text:style-name="P6"/>
      <text:p text:style-name="P6"/>
      <text:p text:style-name="P10"/>
      <text:p text:style-name="P10">Članek se <text:span text:style-name="T13">vnese</text:span> v Repozitorij UL in v dCOBISS?<text:tab/> <draw:control text:anchor-type="as-char" draw:z-index="9" draw:name="Shape3" draw:style-name="gr4" draw:text-style-name="P19" svg:width="0.4079in" svg:height="0.237in" draw:control="control10"/><draw:control text:anchor-type="as-char" draw:z-index="10" draw:name="Shape3_0" draw:style-name="gr4" draw:text-style-name="P19" svg:width="0.4079in" svg:height="0.237in" draw:control="control11"/></text:p>
      <text:p text:style-name="P10"><draw:control text:anchor-type="paragraph" draw:z-index="11" draw:name="Shape4" draw:style-name="gr5" draw:text-style-name="P18" svg:width="0.7768in" svg:height="0.2559in" svg:x="3.5602in" svg:y="-0.0319in" draw:control="control12"/>Stroški objave članka v odprtem dostopu (€):<text:tab/></text:p>
      <text:p text:style-name="P10"/>
      <text:p text:style-name="P8">Priloge</text:p>
      <text:p text:style-name="P8">1. primarni vir</text:p>
      <text:p text:style-name="P8">2. fotokopija članka / prispevka in fotokopija naslovne strani primarnega vira</text:p>
      <text:p text:style-name="P8">3. dokazila (recenzije, vabila)</text:p>
      <text:p text:style-name="P9">4. končna recenzirana <text:span text:style-name="T7">različica članka, sprejeta za objavo (če ni v odprtem dostopu)? <text:s text:c="2"/></text:span><text:span text:style-name="T7"><draw:control text:anchor-type="as-char" draw:z-index="12" draw:name="Shape3_1" draw:style-name="gr4" draw:text-style-name="P19" svg:width="0.4079in" svg:height="0.237in" draw:control="control13"/></text:span><text:span text:style-name="T7"><draw:control text:anchor-type="as-char" draw:z-index="13" draw:name="Shape3_2" draw:style-name="gr4" draw:text-style-name="P19" svg:width="0.4079in" svg:height="0.237in" draw:control="control14"/></text:span></text:p>
      <text:p text:style-name="Standard"/>
      <text:p text:style-name="P16"><text:tab/>Podpis predlagatelja: <text:span text:style-name="T10"><text:s text:c="34"/></text:span><text:s/><text:tab/><text:span text:style-name="T9">Prevzel: </text:span><text:span text:style-name="T11"><text:s text:c="32"/></text:span></text:p>
      <text:p text:style-name="P15"/>
      <text:p text:style-name="P15"><text:tab/>Datum: <text:span text:style-name="T10"><text:s text:c="3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Regular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20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1:48:09.627780130</meta:creation-date>
    <dc:date>2023-05-22T07:42:44.367410359</dc:date>
    <meta:editing-duration>PT59M25S</meta:editing-duration>
    <meta:editing-cycles>27</meta:editing-cycles>
    <meta:generator>LibreOffice/7.5.1.2$Linux_X86_64 LibreOffice_project/50$Build-2</meta:generator>
    <meta:document-statistic meta:table-count="0" meta:image-count="0" meta:object-count="0" meta:page-count="1" meta:paragraph-count="22" meta:word-count="126" meta:character-count="1012" meta:non-whitespace-character-count="790"/>
  </office:meta>
</office:document-meta>
</file>